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11.5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367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fo:wrap-option="wrap" style:vertical-align="to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Application Web/Mobile pour Paint Ball Adapté</text:p>
          </table:table-cell>
          <table:covered-table-cell table:style-name="ce4"/>
          <table:table-cell/>
        </table:table-row>
        <table:table-row table:style-name="ro1">
          <table:table-cell/>
          <table:table-cell table:style-name="ce2"/>
          <table:table-cell table:style-name="ce4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Visualisation des horaires de séance – Visiteur non connecté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Bob se rend sur le site et clique sur l'onglet Planning. Il voit désormais les horaires des séances prévues.</text:p>
          </table:table-cell>
          <table:table-cell/>
        </table:table-row>
        <table:table-row table:style-name="ro4">
          <table:table-cell/>
          <table:table-cell table:style-name="ce3"/>
          <table:table-cell table:style-name="ce4"/>
          <table:table-cell office:value-type="string" calcext:value-type="string">
            <text:p><text:s text:c="2"/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Recherche d'événement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Alice (Cliente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Alice va sur la page d'accueil et voit les prochains événements. Elle clique sur l'événement qui l'intéresse, est redirigée dans la section Planning et peut voir les informations relatives à cet événement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Inscription au sit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Bob lance l'application, il accède au formulaire d'inscription et rentre les informations correspondantes. Il valide l'inscription. Les données étant correctes, l'inscription est validé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Échec de l'Inscription pour cause d'informations erronée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6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Bob lance l'application, il accède au formulaire d'inscription et rentre les informations correspondantes. Il valide son inscription. Comme son adresse e-mail ne contient pas de '@', le site web le ramène sur la même page avec un message d'erreur signalant les informations erronées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Inscription à une séanc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Bob est connecté, il décide de s'inscrire à une séance. Il choisit l'horaire qui lui convient le mieux et réserve sa place en cliquant sur le bouton correspondant. 10 crédits sont débités de son compte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Achat de crédit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Pour régler ses séances, Bob veut acheter des crédits. Il se connecte à son compte et choisit le nombre de crédits qu'il veut acheter. Il rentre ses informations bancaires et règle son achat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Boîte à idées, soumission d'une idé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Bob a une idée intéressante pour améliorer le club. Il se rend sur le site et se connecte. Il va dans la rubrique boîte à idées et rédige sa suggestion. Il clique sur le bouton envoyer pour finaliser l'opération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Boîte à idées, +1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Alice (Cliente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Alice parcoure la boîte à idées. En voyant celle de Bob, elle est émerveillée par cette idée. Elle clique sur le bouton +1 pour que l'idée soit mieux classée parmi les autres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Boîte à idées, -1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Carl (Client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Carl parcoure la boîte à idées. En voyant celle de Bob, il est scandalisé par cette idée sordide. Il clique sur le bouton -1 pour que l'idée soit moins bien classée parmi les autres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Boîte à idées, double vote interdit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Alice (Cliente)</text:p>
          </table:table-cell>
          <table:table-cell/>
        </table:table-row>
        <table:table-row table:style-name="ro5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Alice parcoure la boîte à idées. Et trouve celle de Bob, ayant oublié qu'elle avait déjà plussoyé cette idée la veille, elle veut cliquer sur le bouton +1, mais celui-ci est grisé par l'application car elle a déjà voté.</text:p>
          </table:table-cell>
          <table:table-cell/>
        </table:table-row>
        <table:table-row table:style-name="ro2">
          <table:table-cell/>
          <table:table-cell table:style-name="ce3"/>
          <table:table-cell table:style-name="ce4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Nom</text:p>
          </table:table-cell>
          <table:table-cell table:style-name="ce4" office:value-type="string" calcext:value-type="string">
            <text:p>Boîte à idées, changement de point de vue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Acteur</text:p>
          </table:table-cell>
          <table:table-cell table:style-name="ce4" office:value-type="string" calcext:value-type="string">
            <text:p>Carl (Client)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Événement</text:p>
          </table:table-cell>
          <table:table-cell table:style-name="ce4" office:value-type="string" calcext:value-type="string">
            <text:p>Carl parcoure la boîte à idées. En voyant celle de Bob, il se dit que son jugement a été trop hâtif, il décide de changer son vote. Le bouton -1 est grisé car il a déjà voté dans ce sens, mais le bouton +1 lui, est toujours disponible. Il clique donc dessus afin de changer son vote.</text:p>
          </table:table-cell>
          <table:table-cell/>
        </table:table-row>
        <table:table-row table:style-name="ro2">
          <table:table-cell/>
          <table:table-cell table:style-name="ce4" table:number-columns-repeated="2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Boîte à Idées (validation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Dorian (Employé, Administrateur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Dorian trouve une idée réalisable, cohérente et intéressante. Il la valide, cela bloque les votes et passe l'idée en « validée » (visible plusieurs jours dans la liste principale avant de passer dans la liste des idées validées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Boîte à Idées (suppression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Dorian (Employé, Administrateur)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Dorian repère une idée invraisemblable et décide de la supprimer. Celle-ci reste visible quelques jours, les votes sont bloqués, l'idée est marquée « invalide » 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Création d'une séance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Étienne (Chargé de séance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Étienne se connecte, il se rend dans la rubrique Planning. Il sélectionne l'onglet « Création de séance » . Il choisit des horaires libres puis renseigne les noms des chargés de séance. Il valide finalement la séance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Annulation d'une séance – Chargé de séance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Étienne (Chargé de séance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Il n'y a pas assez de personnes inscrites à une des séances, Étienne décide donc de l'annuler. Il se rend sur le planning, connecté en tant que chargé de séance, sélectionne la séance et l'annule. Un message est envoyé à tous les inscrits et leurs crédits leur sont rendus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Nom</text:p>
          </table:table-cell>
          <table:table-cell office:value-type="string" calcext:value-type="string">
            <text:p>Parrainage – Par e-mail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Client) &amp; Fanny (Nouvelle cliente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a proposé à Fanny de rejoindre le club. Étant connecté, il se rend dans la rubrique parrainage, renseigne l'adresse e-mail de Fanny. Fanny reçoit un e-mail contenant un lien unique à partir duquel elle peut s'inscrire en tant que filleule de Bob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Parrainage – À l'inscription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Ancien client) &amp; Gertrude (Nouvelle cliente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a proposé à Gertrude de rejoindre le club également. Il est chez Gertrude, donc il la guide lors de l'inscription. Gertrude indique lors de l'inscription le pseudo de Bob dans la case « Parrain/Marraine » . Bob reçoit un e-mail lui demandant de confirmer le parrainage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Parrainage – Bonus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Ancien client) &amp; Fanny (Nouvelle cliente)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accompagne Fanny pour ses deux premières séances. Cinq crédits lui sont alors accordé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Connexion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Alice (Cliente)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Alice clique sur le lien connexion. Elle renseigne son identifiant et son mot de passe puis valide. Elle est redirigée vers son profil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Déconnexion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Alice (Cliente)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Alice clique sur le lien déconnexion. Elle se retrouve déconnectée et est redirigée vers la page d'accueil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Mot de passe oublié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a oublié son mot de passe. Il clique sur le lien mot de passe oublié. Il renseigne son adresse e-mail et reçoit un e-mail dans sa boîte de réception. Ce mail contient un lien permettant de réinitialiser son mot de passe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Mot de passe erroné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Alice (Cliente)</text:p>
          </table:table-cell>
          <table:table-cell/>
        </table:table-row>
        <table:table-row table:style-name="ro8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Alice saisit son nom de compte et son mot de passe. Elle se trompe dans son mot de passe, la page se recharge avec un message d'erreur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Pointage des participants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Étienne (Chargé de séance)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Étienne note les personnes présentes à la séance. Celles-ci gagnent 1 crédit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Inscription à une séance impossible – Pas assez de crédits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veut s'inscrire à une séance mais manque de crédits. La case de validation est grisée et un lien lui proposant de racheter des crédits s'affiche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Annulation d'une séance 48h avant (Client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annule une séance 48h avant le début de celle-ci, il récupère ses crédits. Il est retiré de la liste des participants à la séance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Annulation d'une séance moins de 48h avant (Client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annule une séance moins de 48h avant le début de celle-ci, il ne récupère pas ses crédits. Il est retiré de la liste des participants à la séance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Sponsors (Don anonyme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Sophie (Donateur particulier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Sophie se rend sur le site de l'association. Une fois sur le site elle accède à la page de sponsoring, elle clique sur « Effectuer un don » . Un formulaire apparaît, elle décide de rester anonyme et de faire un don de 100€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Sponsors (Don particulier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Xavier (Donateur particulier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Xavier se rend sur le site de l'association. Une fois sur le site il accède à la page de sponsoring, il clique sur « Effectuer un don » . Un formulaire apparaît. Xavier fait un don de 50€. Son nom apparaît désormais dans la liste des donateurs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Sponsors (Entreprise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Cédric (Responsable Marketing AIRNI)</text:p>
          </table:table-cell>
          <table:table-cell/>
        </table:table-row>
        <table:table-row table:style-name="ro9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Cédric se rend sur le site de l'association. Une fois sur le site il accède à la page de sponsoring, il clique sur « Effectuer un don » . Un formulaire apparaît. Cédric fait un don de 5000€ au nom de l'AIRNI. Comme il a dépassé un certain seuil d'argent, l'AIRNI apparaît tout en haut de la liste des sponsors et une publicité est faîte dans la banderole du site pour une durée de 1 an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Sponsors (Entreprise)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7" office:value-type="string" calcext:value-type="string">
            <text:p>Giuseppe (Responsable Marketing VERrE)</text:p>
          </table:table-cell>
          <table:table-cell/>
        </table:table-row>
        <table:table-row table:style-name="ro6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Giuseppe se rend sur le site de l'association. Une fois sur le site il accède à la page de sponsoring, il clique sur « Effectuer un don » . Un formulaire apparaît. Giuseppe fait un don de 1000€ au nom de l'équipe VERrE. Le seuil d'argent n'a pas été dépassé, du coup la société n'apparaît que dans la liste des sponsors pour une durée de 1 an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Saisie automatique du score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Client), Étienne (Chargé de séance)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Bob participe à une séance, quand vient son tour, Étienne indique sur l'ordinateur que Bob joue. Son score est alors enregistré grâce à des capteurs présents sur les cible. Ce score est disponible sur son compte et en ligne dans le classement.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Visualisation du classemen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Alice (Cliente)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Flot d’événements</text:p>
          </table:table-cell>
          <table:table-cell table:style-name="ce4" office:value-type="string" calcext:value-type="string">
            <text:p>Alice a envie de regarder le classement des joueurs. Elle va dans la rubrique Classement. Elle remarque que Bob est premier (il a fait le meilleur score lors de sa dernière séance)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Nom</text:p>
          </table:table-cell>
          <table:table-cell table:style-name="ce4" office:value-type="string" calcext:value-type="string">
            <text:p>Enregistrement d'une séance en vidéo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4" office:value-type="string" calcext:value-type="string">
            <text:p>Bob (Client)</text:p>
          </table:table-cell>
          <table:table-cell/>
        </table:table-row>
        <table:table-row table:style-name="ro10">
          <table:table-cell/>
          <table:table-cell table:style-name="ce5" office:value-type="string" calcext:value-type="string">
            <text:p>Flot d’événements</text:p>
          </table:table-cell>
          <table:table-cell table:style-name="ce8" office:value-type="string" calcext:value-type="string">
            <text:p>Une caméra est placée sur un trépied dans la salle. Le flux vidéo de la séance est retransmis en live sur le site/application et enregistré. </text:p>
          </table:table-cell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Nom</text:p>
          </table:table-cell>
          <table:table-cell table:style-name="ce8" office:value-type="string" calcext:value-type="string">
            <text:p>Visionnage de la séance en direc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8" office:value-type="string" calcext:value-type="string">
            <text:p>Alice (Cliente)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Flot d’événements</text:p>
          </table:table-cell>
          <table:table-cell table:style-name="ce8" office:value-type="string" calcext:value-type="string">
            <text:p>Alice veut assister à la séance de Bob mais ne peut pas se déplacer. Elle va donc sur la rubrique vidéos du site et l'onglet vidéos live. Elle trouve le flux vidéo correspondant à la séance de Bob, et le regarde.</text:p>
          </table:table-cell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om</text:p>
          </table:table-cell>
          <table:table-cell table:style-name="ce8" office:value-type="string" calcext:value-type="string">
            <text:p>Commentaires sur le flux vidéo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8" office:value-type="string" calcext:value-type="string">
            <text:p>Alice (Cliente)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Flot d’événements</text:p>
          </table:table-cell>
          <table:table-cell table:style-name="ce8" office:value-type="string" calcext:value-type="string">
            <text:p>Alice veut encourager Bob, elle lui écrit un message gentil dans le Chat de la vidéo.</text:p>
          </table:table-cell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Nom</text:p>
          </table:table-cell>
          <table:table-cell table:style-name="ce8" office:value-type="string" calcext:value-type="string">
            <text:p>Rediffusion de la séance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8" office:value-type="string" calcext:value-type="string">
            <text:p>Bob (Client)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Flot d’événements</text:p>
          </table:table-cell>
          <table:table-cell table:style-name="ce8" office:value-type="string" calcext:value-type="string">
            <text:p>Bob visionne sa performance en rediffusion après la séance en allant dans la rubrique vidéo.</text:p>
          </table:table-cell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Nom</text:p>
          </table:table-cell>
          <table:table-cell table:style-name="ce8" office:value-type="string" calcext:value-type="string">
            <text:p>Bob et Alice organisent un événemen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Acteur</text:p>
          </table:table-cell>
          <table:table-cell table:style-name="ce8" office:value-type="string" calcext:value-type="string">
            <text:p>Bob (Client), Alice (Client), Dorian (Administrateur)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Flot d’événements</text:p>
          </table:table-cell>
          <table:table-cell table:style-name="ce8" office:value-type="string" calcext:value-type="string">
            <text:p>Bob et Alice proposent d'organiser un événement (une démonstration). Ils ajoutent cette proposition dans la boîte à idée. Dorian la valide, et prend contact avec Bob et Alice pour l'organisation.</text:p>
          </table:table-cell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 table:number-rows-repeated="3">
          <table:table-cell/>
          <table:table-cell table:style-name="ce5"/>
          <table:table-cell table:style-name="ce8"/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 table:number-rows-repeated="3">
          <table:table-cell/>
          <table:table-cell table:style-name="ce5"/>
          <table:table-cell table:style-name="ce8"/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 table:number-rows-repeated="3">
          <table:table-cell/>
          <table:table-cell table:style-name="ce5"/>
          <table:table-cell table:style-name="ce8"/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 table:number-rows-repeated="3">
          <table:table-cell/>
          <table:table-cell table:style-name="ce5"/>
          <table:table-cell table:style-name="ce8"/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 table:number-rows-repeated="3">
          <table:table-cell/>
          <table:table-cell table:style-name="ce5"/>
          <table:table-cell table:style-name="ce8"/>
          <table:table-cell/>
        </table:table-row>
        <table:table-row table:style-name="ro2">
          <table:table-cell/>
          <table:table-cell table:style-name="ce6"/>
          <table:table-cell table:style-name="ce8"/>
          <table:table-cell/>
        </table:table-row>
        <table:table-row table:style-name="ro2" table:number-rows-repeated="2">
          <table:table-cell/>
          <table:table-cell table:style-name="ce5"/>
          <table:table-cell table:style-name="ce8"/>
          <table:table-cell/>
        </table:table-row>
        <table:table-row table:style-name="ro2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 table:number-rows-repeated="3"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/>
          <table:table-cell table:style-name="ce5"/>
          <table:table-cell table:number-columns-repeated="2"/>
        </table:table-row>
        <table:table-row table:style-name="ro2" table:number-rows-repeated="104831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13:42:39.729160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jez Arnaud</meta:initial-creator>
    <meta:creation-date>2015-09-25T09:43:49.522600500</meta:creation-date>
    <dc:date>2015-10-09T14:27:37.276154650</dc:date>
    <dc:creator>Cojez Arnaud</dc:creator>
    <meta:editing-duration>PT2H1M34S</meta:editing-duration>
    <meta:editing-cycles>28</meta:editing-cycles>
    <meta:generator>LibreOffice/4.3.3.2$Linux_X86_64 LibreOffice_project/430m0$Build-2</meta:generator>
    <meta:document-statistic meta:table-count="1" meta:cell-count="261" meta:object-count="0"/>
  </office:meta>
</office:document-meta>
</file>